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keep-together="auto" fo:orphans="0" fo:widows="0" fo:text-indent="0.5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0" fo:widows="0" fo:text-indent="0.5in" style:auto-text-indent="false" fo:padding="0in" fo:border="none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keep-together="auto" fo:orphans="0" fo:widows="0" fo:text-indent="0.5in" style:auto-text-indent="false" style:page-number="1" fo:padding="0in" fo:border="none" fo:keep-with-next="auto"/>
    </style:style>
    <style:style style:name="P4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5" style:family="paragraph" style:parent-style-name="Standard">
      <style:paragraph-properties fo:margin-top="0in" fo:margin-bottom="0in" loext:contextual-spacing="false" fo:orphans="0" fo:widows="0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дно из крупнейших НИИ занимается разработкой функции, которая производит вычисления для массива пар простых чисел a и b типа Int. У них возникла потребность в периодическом тестировании этой функции на различных наборах данных. Постепенно они накапливают массивы входных данных, на которых хотят тестировать свою функцию. Цель тестирования - ручная проверка обработанных данных в интерфейсе и проверка отсутствия эксепшенов на всех наборах данных.</text:p>
      <text:p text:style-name="P4"/>
      <text:p text:style-name="P1">Функция принимает и возращает JSON. </text:p>
      <text:p text:style-name="P5">Формат входного набора данных - масив из словарей чисел а и b</text:p>
      <text:p text:style-name="P5">[</text:p>
      <text:p text:style-name="P5"><text:s text:c="4"/>{</text:p>
      <text:p text:style-name="P5"><text:s text:c="8"/>"a": 1,</text:p>
      <text:p text:style-name="P5"><text:s text:c="8"/>"b": 2 <text:s text:c="3"/></text:p>
      <text:p text:style-name="P5"><text:s text:c="4"/>},</text:p>
      <text:p text:style-name="P5">]</text:p>
      <text:p text:style-name="P2">Формат выходных данных - словарь с результатом работы функции:</text:p>
      <text:p text:style-name="P5">{ ‘result’: 0 }</text:p>
      <text:p text:style-name="P5"/>
      <text:p text:style-name="P4"/>
      <text:p text:style-name="P4">Таким образом, необходимо:</text:p>
      <text:p text:style-name="P4"><text:s/>- принимать наборы данных через интерфейс</text:p>
      <text:p text:style-name="P4"><text:s/>- сохранять наборы данных в БД</text:p>
      <text:p text:style-name="P4"><text:s/>- запускать обработку всех наборов данных нажатием кнопки в интерфейсе</text:p>
      <text:p text:style-name="P4"><text:s/>- если в процессе обработки возникает эксепшен - нужно сохранять его в БД</text:p>
      <text:p text:style-name="P4"><text:s/>- сохранять в БД результат для каждого набора данных</text:p>
      <text:p text:style-name="P4"><text:s/>- показывать общий статус последней проверки функции: если были эксепшены - True, иначе - False</text:p>
      <text:p text:style-name="P4"><text:s/>- показывать последние результаты обработки для кажого набора данных </text:p>
      <text:p text:style-name="P4"><text:s/>- показывать список эксепшенов</text:p>
      <text:p text:style-name="P4"/>
      <text:p text:style-name="P4">Требования к инструментарию:</text:p>
      <text:p text:style-name="P4"><text:soft-page-break/>1. Приложение должно быть реализовано на языке python с использованием фрэймворка django. Все зависимости должны быть установлены с помощью pip, в корне проекта хранить requirements</text:p>
      <text:p text:style-name="P4">2. Для работы с БД использовать django-orm, бэкенд ORM - Postgres</text:p>
      <text:p text:style-name="P4">3. Для организации работы фоновых задач использовать RabbitMQ и celery.</text:p>
      <text:p text:style-name="P4">4. Для мониторинга фоновых задач использовать celery-flower</text:p>
      <text:p text:style-name="P4"/>
      <text:p text:style-name="P5">Требования к реализации:</text:p>
      <text:p text:style-name="P5">1. Обработка одного набора данных должна производиться в цепочке из трех задач: </text:p>
      <text:p text:style-name="P5"><text:s text:c="2"/>- вычитывание из БД и формирование JSON запроса</text:p>
      <text:p text:style-name="P5"><text:s text:c="2"/>- вызов функции обработки JSON запроса и формирование JSON ответа</text:p>
      <text:p text:style-name="P5"><text:s text:c="2"/>- сохранение <text:s/>JSON ответа в БД</text:p>
      <text:p text:style-name="P5">2. Каждая задача цепочки должна выполняться в отдельном воркере, это позволит размещать их на разных серверах. Через интерфейс celery flower можно управлять количеством параллельных процессов в каждом воркере, это позволит равномерно распределять нагрузку.</text:p>
      <text:p text:style-name="P5">3. Тестируемая функция должна быть задачей celery (т.е. быть второй задачей в цепочке из п.1)</text:p>
      <text:p text:style-name="P5"/>
      <text:p text:style-name="P5">Пример тестируемой функции:</text:p>
      <text:p text:style-name="P5">def test_func(json):</text:p>
      <text:p text:style-name="P5"><text:s text:c="5"/>import json</text:p>
      <text:p text:style-name="P5"><text:s text:c="5"/>d = json.loads(json)</text:p>
      <text:p text:style-name="P5"><text:s text:c="5"/>return {‘result’: d[‘a’] + d[‘b’]}</text:p>
      <text:p text:style-name="P5"/>
      <text:p text:style-name="P5">Приложение разрабатывать в git репозитори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338" meta:character-count="2336" meta:non-whitespace-character-count="1975"/>
    <meta:generator>LibreOfficeDev/5.1.0.3$Linux_X86_64 LibreOffice_project/</meta:generator>
  </office:meta>
</office:document-meta>
</file>